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MessageSender.setBcc( String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MailMessageSender( String smtp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nd( org . apache . cocoon . environment .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SmtpHost( String hostname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i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Attachment( Object obj , String type , String name , boolean i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dy.Body( Object obj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( Object body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.Body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Attachmen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Object obj , String type , boolean i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DataSource( SourceResolver resolver , List sour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lMessageSender.addAttachmentURL( String url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Subject( String su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BodyURL( String url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SmtpHost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achmen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BodyPart( SourceResolver resolver , List 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setContentTo( SourceResolver resolver , List sources , MimePart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lMessageSender.send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achment.i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addAttachment( Object attachment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To(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isNullOrEmpt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ach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MessageSende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( String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addAttachmen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doSend( SourceResolver resolv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MailMessageSender.setCharset( String char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Sender.addAttachment( Object attach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From( String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MailMessag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getDataSource( SourceResolver resolver , List 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Attachment( Object obj ,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ndIt( org . apache . cocoon . environment .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MessageSender.initSess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MessageSender.setBodyFromSrc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ReplyTo( String reply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Subject( String subject , String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MessageSender.setBodyFromSrcMimeType( String src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Sender.setCc( String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